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text-properties officeooo:rsid="003e65c2" officeooo:paragraph-rsid="003e65c2"/>
    </style:style>
    <style:style style:name="P27" style:family="paragraph" style:parent-style-name="normal">
      <style:text-properties officeooo:rsid="003e65c2" officeooo:paragraph-rsid="004158b5"/>
    </style:style>
    <style:style style:name="P28" style:family="paragraph" style:parent-style-name="normal">
      <style:text-properties officeooo:rsid="004158b5" officeooo:paragraph-rsid="004158b5"/>
    </style:style>
    <style:style style:name="P29" style:family="paragraph" style:parent-style-name="normal">
      <style:text-properties officeooo:rsid="00427d73" officeooo:paragraph-rsid="00427d73"/>
    </style:style>
    <style:style style:name="P30" style:family="paragraph" style:parent-style-name="normal">
      <style:text-properties officeooo:rsid="0046f1e8" officeooo:paragraph-rsid="0046f1e8"/>
    </style:style>
    <style:style style:name="P31" style:family="paragraph" style:parent-style-name="normal">
      <style:text-properties officeooo:rsid="0048eee7" officeooo:paragraph-rsid="0048eee7"/>
    </style:style>
    <style:style style:name="P32" style:family="paragraph" style:parent-style-name="normal">
      <style:text-properties officeooo:rsid="0049af48" officeooo:paragraph-rsid="0049af48"/>
    </style:style>
    <style:style style:name="P33" style:family="paragraph" style:parent-style-name="normal">
      <style:text-properties officeooo:rsid="004b83bd" officeooo:paragraph-rsid="004b83bd"/>
    </style:style>
    <style:style style:name="P34" style:family="paragraph" style:parent-style-name="normal">
      <style:paragraph-properties fo:margin-left="0.5835in" fo:margin-right="0in" fo:text-indent="0in" style:auto-text-indent="false"/>
      <style:text-properties officeooo:rsid="00347d7e" officeooo:paragraph-rsid="00347d7e"/>
    </style:style>
    <style:style style:name="P35" style:family="paragraph" style:parent-style-name="normal">
      <style:text-properties officeooo:rsid="004dbf72" officeooo:paragraph-rsid="004dbf72"/>
    </style:style>
    <style:style style:name="P36" style:family="paragraph" style:parent-style-name="normal">
      <style:text-properties officeooo:rsid="004ef63e" officeooo:paragraph-rsid="004ef63e"/>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style:style style:name="T19" style:family="text">
      <style:text-properties officeooo:rsid="004b83bd"/>
    </style:style>
    <style:style style:name="T20" style:family="text">
      <style:text-properties officeooo:rsid="004c40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34">h4ndr3s@gondolin:~/pruebas/oldone$ ls</text:p>
      <text:p text:style-name="P34">alfa.txt <text:s text:c="3"/><text:tab/>cp2.txt <text:s text:c="5"/><text:tab/>integ1.txt <text:s text:c="8"/><text:tab/><text:tab/>vel02int.txt</text:p>
      <text:p text:style-name="P34">arco.txt <text:s text:c="3"/><text:tab/>cpei.plt <text:s text:c="4"/><text:tab/>integ2.txt <text:s text:c="8"/><text:tab/><text:tab/>vel02pvn.txt</text:p>
      <text:p text:style-name="P34">cindg.tmp <text:s text:c="2"/><text:tab/>cpei.txt <text:s text:c="4"/><text:tab/>invisidos2fin.for <text:s/><text:tab/>velcapae.txt</text:p>
      <text:p text:style-name="P34">circo.txt <text:s text:c="2"/><text:tab/>cr.txt <text:s text:c="6"/><text:tab/>invisidosExe* <text:s text:c="10"/><text:tab/>velcapai.txt</text:p>
      <text:p text:style-name="P34">cix1.tmp <text:s text:c="3"/><text:tab/>entvis2f.in <text:s/><text:tab/>invisidosExegprof <text:s text:c="4"/><text:tab/>velindad.plt</text:p>
      <text:p text:style-name="P34">cix2.tmp <text:s text:c="3"/><text:tab/>estel1.txt <text:s text:c="2"/><text:tab/>palas.plt <text:s text:c="9"/><text:tab/><text:tab/>velindad.txt</text:p>
      <text:p text:style-name="P34">ciy1.tmp <text:s text:c="3"/><text:tab/>estel2.txt <text:s text:c="2"/><text:tab/>palest.plt <text:s text:c="8"/><text:tab/><text:tab/>velpotad.txt</text:p>
      <text:p text:style-name="P34">ciy2.tmp <text:s text:c="3"/><text:tab/>estel3.txt <text:s text:c="2"/><text:tab/>panel.plt <text:s text:c="9"/><text:tab/><text:tab/>velresad.plt</text:p>
      <text:p text:style-name="P34">ciz1.tmp <text:s text:c="3"/><text:tab/>fuerza.plt <text:s text:c="2"/><text:tab/>panel.txt <text:s text:c="9"/><text:tab/><text:tab/>veltotal.txt</text:p>
      <text:p text:style-name="P34">ciz2.tmp <text:s text:c="3"/><text:tab/>fzas.txt <text:s text:c="4"/><text:tab/>pres.plt <text:s text:c="10"/><text:tab/><text:tab/>velxyz.txt</text:p>
      <text:p text:style-name="P34">co.txt <text:s text:c="5"/><text:tab/>gama.txt <text:s text:c="4"/><text:tab/>salida2.out <text:s text:c="7"/><text:tab/><text:tab/>vix.txt</text:p>
      <text:p text:style-name="P34">coefg.tmp <text:s text:c="2"/><text:tab/>gdifo.out <text:s text:c="3"/><text:tab/>subr.out <text:s text:c="10"/><text:tab/><text:tab/>viy.txt</text:p>
      <text:p text:style-name="P34">coefp.txt <text:s text:c="2"/><text:tab/>gdifr.out <text:s text:c="3"/><text:tab/>vector.plt <text:s text:c="8"/><text:tab/><text:tab/>viz.txt</text:p>
      <text:p text:style-name="P34">coord.txt <text:s text:c="2"/><text:tab/>gmon.out <text:s text:c="4"/><text:tab/>vel01ext.txt <text:s text:c="6"/><text:tab/><text:tab/>vn.txt</text:p>
      <text:p text:style-name="P34">cp075c.txt <text:s/><text:tab/>go.out <text:s text:c="6"/><text:tab/>vel01int.txt</text:p>
      <text:p text:style-name="P34">cp1.txt <text:s text:c="4"/><text:tab/>gr.out <text:s text:c="6"/><text:tab/>vel02ext.txt</text:p>
      <text:p text:style-name="P20"/>
      <text:p text:style-name="P21">Los archivos en su mayoría tienen tamaños que van desde 8 Kb hasta 2 Mb, pero los archivos TMP pueden pesar varios Mb dependiendo el File System utilizado por el SO <text:span text:style-name="T19">y su configuración particular (tamaño de bloques)</text:span>,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
      <text:p text:style-name="P24">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text:soft-page-break/>información en memoria RAM en lugar de en disco es grande, por lo 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6">Imagen 3.xxx mostraría:</text:p>
      <text:p text:style-name="P29"><text:s text:c="6"/>open(unit=15,file='subr.out')</text:p>
      <text:p text:style-name="P29"><text:s text:c="6"/>...</text:p>
      <text:p text:style-name="P28"><text:s text:c="6"/>write(15,1)</text:p>
      <text:p text:style-name="P28"><text:s text:c="6"/>write(6,1)</text:p>
      <text:p text:style-name="P26"/>
      <text:p text:style-name="P27">Imagen 3.xx<text:span text:style-name="T17">y</text:span> mostraría:</text:p>
      <text:p text:style-name="P29"><text:s text:c="6"/>character subrout(500)*60</text:p>
      <text:p text:style-name="P29"><text:s text:c="6"/>...</text:p>
      <text:p text:style-name="P28"><text:s text:c="6"/>write(subrout(nsubr),1)</text:p>
      <text:p text:style-name="P28"><text:s text:c="6"/>nsubr=nsubr+1</text:p>
      <text:p text:style-name="P28">! <text:s text:c="5"/>write(15,1)</text:p>
      <text:p text:style-name="P28"><text:s text:c="6"/>write(6,1)</text:p>
      <text:p text:style-name="P25"/>
      <text:p text:style-name="P30">Como se ve reemplazamos el archivo “subr.out” representado por el identificador de unidad 15 por el Internal File denominado subrout.</text:p>
      <text:p text:style-name="P29">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1">En la <text:span text:style-name="T19">tabla </text:span>3.yy vemos como quedan las equivalencias de los External Files y su correspondiente cambio a Internal File.</text:p>
      <text:p text:style-name="P31"/>
      <text:p text:style-name="P29"><text:tab/><text:tab/><text:span text:style-name="T19">Tabla 3.yy con tabla de External a Internal file</text:span></text:p>
      <text:p text:style-name="P30"/>
      <text:p text:style-name="P32">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3">De acuerdo a nuestro listado de funciones y archivos, y al análisis de gprof realizado, procedemos a modificar las subrutinas Solgauss y Circulac que son las que <text:span text:style-name="T20">leen</text:span> y <text:span text:style-name="T20">escriben</text:span> los archivos TMP <text:soft-page-break/><text:span text:style-name="T20">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36">–---Mostrar análisis de circulac donde se escriben coefg.tmp y cindg.tmp. Análisis de los “bucles” do que generan los archivos que nos decantan por arrays de “real*8” con npan posiciones.</text:p>
      <text:p text:style-name="P36">----Mostrar análisis de solgauss para mostrar que se utilizan los archivos coefg.tmp y cindg.tmp y una primera vista a la complicación de sus “bucles” de control.</text:p>
      <text:p text:style-name="P3"/>
      <text:p text:style-name="P3"/>
      <text:p text:style-name="P3"/>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03T22:08:44.542400446</dc:date>
    <meta:editing-duration>PT16H30M11S</meta:editing-duration>
    <meta:editing-cycles>38</meta:editing-cycles>
    <meta:generator>LibreOffice/4.2.5.2$Linux_X86_64 LibreOffice_project/420m0$Build-2</meta:generator>
    <meta:document-statistic meta:table-count="0" meta:image-count="0" meta:object-count="0" meta:page-count="5" meta:paragraph-count="76" meta:word-count="2094" meta:character-count="13668" meta:non-whitespace-character-count="11308"/>
  </office:meta>
</office:document-meta>
</file>